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empo(n) ms</text:p>
          </table:table-cell>
          <table:table-cell office:value-type="string" calcext:value-type="string">
            <text:p>Speedup(n)</text:p>
          </table:table-cell>
          <table:table-cell office:value-type="string" calcext:value-type="string">
            <text:p>Eficiencia(n)</text:p>
          </table:table-cell>
          <table:table-cell office:value-type="string" calcext:value-type="string">
            <text:p>F(n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1472" calcext:value-type="float">
            <text:p>2714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definid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7654" calcext:value-type="float">
            <text:p>257654</text:p>
          </table:table-cell>
          <table:table-cell office:value-type="float" office:value="1.05363" calcext:value-type="float">
            <text:p>1.05363</text:p>
          </table:table-cell>
          <table:table-cell office:value-type="float" office:value="0.526815" calcext:value-type="float">
            <text:p>0.526815</text:p>
          </table:table-cell>
          <table:table-cell office:value-type="float" office:value="0.898199" calcext:value-type="float">
            <text:p>0.8981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6413" calcext:value-type="float">
            <text:p>256413</text:p>
          </table:table-cell>
          <table:table-cell office:value-type="float" office:value="1.05873" calcext:value-type="float">
            <text:p>1.05873</text:p>
          </table:table-cell>
          <table:table-cell office:value-type="float" office:value="0.35291" calcext:value-type="float">
            <text:p>0.35291</text:p>
          </table:table-cell>
          <table:table-cell office:value-type="float" office:value="0.916793" calcext:value-type="float">
            <text:p>0.9167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0133" calcext:value-type="float">
            <text:p>260133</text:p>
          </table:table-cell>
          <table:table-cell office:value-type="float" office:value="1.043589" calcext:value-type="float">
            <text:p>1.043589</text:p>
          </table:table-cell>
          <table:table-cell office:value-type="float" office:value="0.260897" calcext:value-type="float">
            <text:p>0.260897</text:p>
          </table:table-cell>
          <table:table-cell office:value-type="float" office:value="0.944309" calcext:value-type="float">
            <text:p>0.9443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0528" calcext:value-type="float">
            <text:p>260528</text:p>
          </table:table-cell>
          <table:table-cell office:value-type="float" office:value="1.042007" calcext:value-type="float">
            <text:p>1.042007</text:p>
          </table:table-cell>
          <table:table-cell office:value-type="float" office:value="0.173668" calcext:value-type="float">
            <text:p>0.173668</text:p>
          </table:table-cell>
          <table:table-cell office:value-type="float" office:value="0.951624" calcext:value-type="float">
            <text:p>0.9516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1617" calcext:value-type="float">
            <text:p>261617</text:p>
          </table:table-cell>
          <table:table-cell office:value-type="float" office:value="1.03767" calcext:value-type="float">
            <text:p>1.03767</text:p>
          </table:table-cell>
          <table:table-cell office:value-type="float" office:value="0.129709" calcext:value-type="float">
            <text:p>0.129709</text:p>
          </table:table-cell>
          <table:table-cell office:value-type="float" office:value="0.958512" calcext:value-type="float">
            <text:p>0.9585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7476" calcext:value-type="float">
            <text:p>267476</text:p>
          </table:table-cell>
          <table:table-cell office:value-type="float" office:value="1.01494" calcext:value-type="float">
            <text:p>1.01494</text:p>
          </table:table-cell>
          <table:table-cell office:value-type="float" office:value="0.101494" calcext:value-type="float">
            <text:p>0.101494</text:p>
          </table:table-cell>
          <table:table-cell office:value-type="float" office:value="0.983645" calcext:value-type="float">
            <text:p>0.9836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4899" calcext:value-type="float">
            <text:p>264899</text:p>
          </table:table-cell>
          <table:table-cell office:value-type="float" office:value="1.024813" calcext:value-type="float">
            <text:p>1.024813</text:p>
          </table:table-cell>
          <table:table-cell office:value-type="float" office:value="0.051241" calcext:value-type="float">
            <text:p>0.051241</text:p>
          </table:table-cell>
          <table:table-cell office:value-type="float" office:value="0.974513" calcext:value-type="float">
            <text:p>0.9745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1">00/00/0000</text:date>, <text:time style:data-style-name="N2" text:time-value="13:49:00.65463519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1T13:09:21.907540448</meta:creation-date>
    <dc:date>2020-03-11T14:15:52.934875794</dc:date>
    <meta:editing-duration>PT13M20S</meta:editing-duration>
    <meta:editing-cycles>2</meta:editing-cycles>
    <meta:generator>LibreOffice/6.0.7.3$Linux_X86_64 LibreOffice_project/00m0$Build-3</meta:generator>
    <meta:document-statistic meta:table-count="1" meta:cell-count="45" meta:object-count="0"/>
  </office:meta>
</office:document-meta>
</file>